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35" calcext:value-type="float">
            <text:p>7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5243066" calcext:value-type="float">
            <text:p>15243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.8" calcext:value-type="float">
            <text:p>36.8</text:p>
          </table:table-cell>
          <table:table-cell office:value-type="float" office:value="8577233.6" calcext:value-type="float">
            <text:p>8577233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9" calcext:value-type="float">
            <text:p>76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2.8" calcext:value-type="float">
            <text:p>82.8</text:p>
          </table:table-cell>
          <table:table-cell office:value-type="float" office:value="20268860.4" calcext:value-type="float">
            <text:p>2026886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18" calcext:value-type="float">
            <text:p>81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6.6" calcext:value-type="float">
            <text:p>96.6</text:p>
          </table:table-cell>
          <table:table-cell office:value-type="float" office:value="20144287.8" calcext:value-type="float">
            <text:p>20144287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53" calcext:value-type="float">
            <text:p>75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5.1" calcext:value-type="float">
            <text:p>85.1</text:p>
          </table:table-cell>
          <table:table-cell office:value-type="float" office:value="20902432.2" calcext:value-type="float">
            <text:p>20902432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02" calcext:value-type="float">
            <text:p>80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8.2" calcext:value-type="float">
            <text:p>78.2</text:p>
          </table:table-cell>
          <table:table-cell office:value-type="float" office:value="17812239.6" calcext:value-type="float">
            <text:p>17812239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88" calcext:value-type="float">
            <text:p>78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float" office:value="8603665.2" calcext:value-type="float">
            <text:p>8603665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8" calcext:value-type="float">
            <text:p>74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4744550" calcext:value-type="float">
            <text:p>247445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2.1" calcext:value-type="float">
            <text:p>62.1</text:p>
          </table:table-cell>
          <table:table-cell office:value-type="float" office:value="13201404.3" calcext:value-type="float">
            <text:p>13201404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23" calcext:value-type="float">
            <text:p>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188432" calcext:value-type="float">
            <text:p>5188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4409143.2" calcext:value-type="float">
            <text:p>440914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office:value-type="float" office:value="5766868.8" calcext:value-type="float">
            <text:p>5766868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79" calcext:value-type="float">
            <text:p>97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9.3" calcext:value-type="float">
            <text:p>69.3</text:p>
          </table:table-cell>
          <table:table-cell office:value-type="float" office:value="17315367.3" calcext:value-type="float">
            <text:p>17315367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36" calcext:value-type="float">
            <text:p>103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21375908.4" calcext:value-type="float">
            <text:p>21375908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05" calcext:value-type="float">
            <text:p>10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.3</text:p>
          </table:table-cell>
          <table:table-cell office:value-type="float" office:value="5807256" calcext:value-type="float">
            <text:p>5807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23" calcext:value-type="float">
            <text:p>10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office:value-type="float" office:value="3164204.4" calcext:value-type="float">
            <text:p>3164204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2465988" calcext:value-type="float">
            <text:p>2465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85" calcext:value-type="float">
            <text:p>98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2.5" calcext:value-type="float">
            <text:p>52.5</text:p>
          </table:table-cell>
          <table:table-cell office:value-type="float" office:value="12459142.5" calcext:value-type="float">
            <text:p>1245914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74" calcext:value-type="float">
            <text:p>9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.7" calcext:value-type="float">
            <text:p>35.7</text:p>
          </table:table-cell>
          <table:table-cell office:value-type="float" office:value="8270761.8" calcext:value-type="float">
            <text:p>827076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76" calcext:value-type="float">
            <text:p>97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2.5" calcext:value-type="float">
            <text:p>52.5</text:p>
          </table:table-cell>
          <table:table-cell office:value-type="float" office:value="11782522.5" calcext:value-type="float">
            <text:p>1178252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09" calcext:value-type="float">
            <text:p>13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2732320.8" calcext:value-type="float">
            <text:p>273232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27" calcext:value-type="float">
            <text:p>12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408986" calcext:value-type="float">
            <text:p>54089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.8</text:p>
          </table:table-cell>
          <table:table-cell office:value-type="float" office:value="7037122.4" calcext:value-type="float">
            <text:p>7037122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83" calcext:value-type="float">
            <text:p>128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0.4" calcext:value-type="float">
            <text:p>70.4</text:p>
          </table:table-cell>
          <table:table-cell office:value-type="float" office:value="16070278.4" calcext:value-type="float">
            <text:p>16070278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18" calcext:value-type="float">
            <text:p>121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0.2" calcext:value-type="float">
            <text:p>90.2</text:p>
          </table:table-cell>
          <table:table-cell office:value-type="float" office:value="18918908.8" calcext:value-type="float">
            <text:p>18918908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07" calcext:value-type="float">
            <text:p>13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.8" calcext:value-type="float">
            <text:p>41.8</text:p>
          </table:table-cell>
          <table:table-cell office:value-type="float" office:value="8790080.2" calcext:value-type="float">
            <text:p>879008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99" calcext:value-type="float">
            <text:p>129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697300" calcext:value-type="float">
            <text:p>12697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83" calcext:value-type="float">
            <text:p>128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1850048" calcext:value-type="float">
            <text:p>21850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18" calcext:value-type="float">
            <text:p>13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6.2" calcext:value-type="float">
            <text:p>46.2</text:p>
          </table:table-cell>
          <table:table-cell office:value-type="float" office:value="10592274" calcext:value-type="float">
            <text:p>10592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60" calcext:value-type="float">
            <text:p>12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679432" calcext:value-type="float">
            <text:p>16679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919" calcext:value-type="float">
            <text:p>19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627057.6" calcext:value-type="float">
            <text:p>62705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214" calcext:value-type="float">
            <text:p>221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4.4" calcext:value-type="float">
            <text:p>44.4</text:p>
          </table:table-cell>
          <table:table-cell office:value-type="float" office:value="11776789.2" calcext:value-type="float">
            <text:p>1177678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085" calcext:value-type="float">
            <text:p>208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2.8" calcext:value-type="float">
            <text:p>52.8</text:p>
          </table:table-cell>
          <table:table-cell office:value-type="float" office:value="14495289.6" calcext:value-type="float">
            <text:p>14495289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75" calcext:value-type="float">
            <text:p>207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778298" calcext:value-type="float">
            <text:p>47782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2836706.4" calcext:value-type="float">
            <text:p>2836706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418536" calcext:value-type="float">
            <text:p>9418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171" calcext:value-type="float">
            <text:p>217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.8</text:p>
          </table:table-cell>
          <table:table-cell office:value-type="float" office:value="9452306.4" calcext:value-type="float">
            <text:p>9452306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983" calcext:value-type="float">
            <text:p>198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8.8" calcext:value-type="float">
            <text:p>58.8</text:p>
          </table:table-cell>
          <table:table-cell office:value-type="float" office:value="16460707.2" calcext:value-type="float">
            <text:p>16460707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124" calcext:value-type="float">
            <text:p>212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office:value-type="float" office:value="15039962.4" calcext:value-type="float">
            <text:p>1503996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8.8" calcext:value-type="float">
            <text:p>58.8</text:p>
          </table:table-cell>
          <table:table-cell office:value-type="float" office:value="15613516.8" calcext:value-type="float">
            <text:p>15613516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482" calcext:value-type="float">
            <text:p>24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3643741.2" calcext:value-type="float">
            <text:p>364374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424" calcext:value-type="float">
            <text:p>24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.1</text:p>
          </table:table-cell>
          <table:table-cell office:value-type="float" office:value="9377193.1" calcext:value-type="float">
            <text:p>9377193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434" calcext:value-type="float">
            <text:p>24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3202083.5" calcext:value-type="float">
            <text:p>320208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427" calcext:value-type="float">
            <text:p>24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.7" calcext:value-type="float">
            <text:p>18.7</text:p>
          </table:table-cell>
          <table:table-cell office:value-type="float" office:value="5112449.1" calcext:value-type="float">
            <text:p>5112449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04" calcext:value-type="float">
            <text:p>25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2.8" calcext:value-type="float">
            <text:p>52.8</text:p>
          </table:table-cell>
          <table:table-cell office:value-type="float" office:value="14564985.6" calcext:value-type="float">
            <text:p>14564985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42" calcext:value-type="float">
            <text:p>25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5.2" calcext:value-type="float">
            <text:p>35.2</text:p>
          </table:table-cell>
          <table:table-cell office:value-type="float" office:value="9418604.8" calcext:value-type="float">
            <text:p>9418604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23" calcext:value-type="float">
            <text:p>25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9.7" calcext:value-type="float">
            <text:p>29.7</text:p>
          </table:table-cell>
          <table:table-cell office:value-type="float" office:value="8075667.6" calcext:value-type="float">
            <text:p>8075667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69" calcext:value-type="float">
            <text:p>256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7.4" calcext:value-type="float">
            <text:p>37.4</text:p>
          </table:table-cell>
          <table:table-cell office:value-type="float" office:value="9940172" calcext:value-type="float">
            <text:p>9940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37" calcext:value-type="float">
            <text:p>253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office:value-type="float" office:value="4768420.8" calcext:value-type="float">
            <text:p>476842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34" calcext:value-type="float">
            <text:p>253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7.4" calcext:value-type="float">
            <text:p>37.4</text:p>
          </table:table-cell>
          <table:table-cell office:value-type="float" office:value="9942603" calcext:value-type="float">
            <text:p>99426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611" calcext:value-type="float">
            <text:p>16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7225158.6" calcext:value-type="float">
            <text:p>7225158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54" calcext:value-type="float">
            <text:p>155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11322504" calcext:value-type="float">
            <text:p>11322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489" calcext:value-type="float">
            <text:p>148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float" office:value="10611648" calcext:value-type="float">
            <text:p>10611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16" calcext:value-type="float">
            <text:p>16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9498867.3" calcext:value-type="float">
            <text:p>9498867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07" calcext:value-type="float">
            <text:p>150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.5</text:p>
          </table:table-cell>
          <table:table-cell office:value-type="float" office:value="8429715" calcext:value-type="float">
            <text:p>84297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549" calcext:value-type="float">
            <text:p>154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3233739.6" calcext:value-type="float">
            <text:p>323373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41" calcext:value-type="float">
            <text:p>15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7540876.8" calcext:value-type="float">
            <text:p>7540876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02" calcext:value-type="float">
            <text:p>15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6219652.5" calcext:value-type="float">
            <text:p>621965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483" calcext:value-type="float">
            <text:p>148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 office:value-type="float" office:value="3486861" calcext:value-type="float">
            <text:p>34868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59" calcext:value-type="float">
            <text:p>145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float" office:value="11550945.6" calcext:value-type="float">
            <text:p>11550945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35" calcext:value-type="float">
            <text:p>73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1800040" calcext:value-type="float">
            <text:p>218000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2899904" calcext:value-type="float">
            <text:p>22899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9" calcext:value-type="float">
            <text:p>76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4855984" calcext:value-type="float">
            <text:p>24855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18" calcext:value-type="float">
            <text:p>81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43146054" calcext:value-type="float">
            <text:p>43146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53" calcext:value-type="float">
            <text:p>75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38779404" calcext:value-type="float">
            <text:p>38779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02" calcext:value-type="float">
            <text:p>80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49535144" calcext:value-type="float">
            <text:p>49535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88" calcext:value-type="float">
            <text:p>78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5933032" calcext:value-type="float">
            <text:p>25933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8" calcext:value-type="float">
            <text:p>74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4022800" calcext:value-type="float">
            <text:p>54022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8045602" calcext:value-type="float">
            <text:p>28045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23" calcext:value-type="float">
            <text:p>7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26350" calcext:value-type="float">
            <text:p>10726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774108" calcext:value-type="float">
            <text:p>9774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474328" calcext:value-type="float">
            <text:p>8474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79" calcext:value-type="float">
            <text:p>97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4416360" calcext:value-type="float">
            <text:p>34416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36" calcext:value-type="float">
            <text:p>103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5704304" calcext:value-type="float">
            <text:p>15704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05" calcext:value-type="float">
            <text:p>10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883030" calcext:value-type="float">
            <text:p>8883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23" calcext:value-type="float">
            <text:p>10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983846" calcext:value-type="float">
            <text:p>49838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15600" calcext:value-type="float">
            <text:p>3515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85" calcext:value-type="float">
            <text:p>98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887650" calcext:value-type="float">
            <text:p>8887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74" calcext:value-type="float">
            <text:p>97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8426402" calcext:value-type="float">
            <text:p>18426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76" calcext:value-type="float">
            <text:p>97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626300" calcext:value-type="float">
            <text:p>8626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09" calcext:value-type="float">
            <text:p>13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2122532" calcext:value-type="float">
            <text:p>12122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27" calcext:value-type="float">
            <text:p>12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5019840" calcext:value-type="float">
            <text:p>250198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1646062" calcext:value-type="float">
            <text:p>31646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83" calcext:value-type="float">
            <text:p>128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79220224" calcext:value-type="float">
            <text:p>79220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18" calcext:value-type="float">
            <text:p>121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90195777" calcext:value-type="float">
            <text:p>90195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07" calcext:value-type="float">
            <text:p>130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49927288" calcext:value-type="float">
            <text:p>49927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99" calcext:value-type="float">
            <text:p>129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55281275" calcext:value-type="float">
            <text:p>55281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83" calcext:value-type="float">
            <text:p>128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73884960" calcext:value-type="float">
            <text:p>738849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18" calcext:value-type="float">
            <text:p>13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41858964" calcext:value-type="float">
            <text:p>41858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60" calcext:value-type="float">
            <text:p>126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79778370" calcext:value-type="float">
            <text:p>797783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23916" calcext:value-type="float">
            <text:p>3923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214" calcext:value-type="float">
            <text:p>22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93906296" calcext:value-type="float">
            <text:p>93906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085" calcext:value-type="float">
            <text:p>208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94292660" calcext:value-type="float">
            <text:p>942926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75" calcext:value-type="float">
            <text:p>207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7819630" calcext:value-type="float">
            <text:p>278196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2886640" calcext:value-type="float">
            <text:p>228866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66880590" calcext:value-type="float">
            <text:p>668805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171" calcext:value-type="float">
            <text:p>217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57252264" calcext:value-type="float">
            <text:p>57252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983" calcext:value-type="float">
            <text:p>198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130264736" calcext:value-type="float">
            <text:p>130264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124" calcext:value-type="float">
            <text:p>212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03118470" calcext:value-type="float">
            <text:p>1031184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111286693" calcext:value-type="float">
            <text:p>1112866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482" calcext:value-type="float">
            <text:p>24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5870740" calcext:value-type="float">
            <text:p>25870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424" calcext:value-type="float">
            <text:p>242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60412242" calcext:value-type="float">
            <text:p>604122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434" calcext:value-type="float">
            <text:p>24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9025040" calcext:value-type="float">
            <text:p>290250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427" calcext:value-type="float">
            <text:p>242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42907048" calcext:value-type="float">
            <text:p>42907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04" calcext:value-type="float">
            <text:p>250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103842144" calcext:value-type="float">
            <text:p>103842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42" calcext:value-type="float">
            <text:p>25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475008" calcext:value-type="float">
            <text:p>60475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23" calcext:value-type="float">
            <text:p>25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51454926" calcext:value-type="float">
            <text:p>51454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69" calcext:value-type="float">
            <text:p>25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90126112" calcext:value-type="float">
            <text:p>90126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37" calcext:value-type="float">
            <text:p>253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1531392" calcext:value-type="float">
            <text:p>31531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34" calcext:value-type="float">
            <text:p>253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64989096" calcext:value-type="float">
            <text:p>64989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611" calcext:value-type="float">
            <text:p>161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63798840" calcext:value-type="float">
            <text:p>637988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54" calcext:value-type="float">
            <text:p>155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117440640" calcext:value-type="float">
            <text:p>117440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489" calcext:value-type="float">
            <text:p>148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86643000" calcext:value-type="float">
            <text:p>86643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16" calcext:value-type="float">
            <text:p>161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76630788" calcext:value-type="float">
            <text:p>766307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07" calcext:value-type="float">
            <text:p>150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69905430" calcext:value-type="float">
            <text:p>699054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549" calcext:value-type="float">
            <text:p>154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34601944" calcext:value-type="float">
            <text:p>34601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41" calcext:value-type="float">
            <text:p>15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85108480" calcext:value-type="float">
            <text:p>851084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02" calcext:value-type="float">
            <text:p>150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57332275" calcext:value-type="float">
            <text:p>57332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483" calcext:value-type="float">
            <text:p>148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34724592" calcext:value-type="float">
            <text:p>34724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59" calcext:value-type="float">
            <text:p>145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88586496" calcext:value-type="float">
            <text:p>88586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35" calcext:value-type="float">
            <text:p>7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22]*1.3" office:value-type="float" office:value="39" calcext:value-type="float">
            <text:p>39</text:p>
          </table:table-cell>
          <table:table-cell table:formula="of:=[.F122]*RANDBETWEEN(650;1000)" office:value-type="float" office:value="29328" calcext:value-type="float">
            <text:p>29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23]*1.3" office:value-type="float" office:value="20.8" calcext:value-type="float">
            <text:p>20.8</text:p>
          </table:table-cell>
          <table:table-cell table:formula="of:=[.F123]*RANDBETWEEN(650;1000)" office:value-type="float" office:value="14851.2" calcext:value-type="float">
            <text:p>1485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9" calcext:value-type="float">
            <text:p>76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D124]*1.3" office:value-type="float" office:value="46.8" calcext:value-type="float">
            <text:p>46.8</text:p>
          </table:table-cell>
          <table:table-cell table:formula="of:=[.F124]*RANDBETWEEN(650;1000)" office:value-type="float" office:value="37954.8" calcext:value-type="float">
            <text:p>3795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18" calcext:value-type="float">
            <text:p>81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[.D125]*1.3" office:value-type="float" office:value="54.6" calcext:value-type="float">
            <text:p>54.6</text:p>
          </table:table-cell>
          <table:table-cell table:formula="of:=[.F125]*RANDBETWEEN(650;1000)" office:value-type="float" office:value="47065.2" calcext:value-type="float">
            <text:p>47065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53" calcext:value-type="float">
            <text:p>75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D126]*1.3" office:value-type="float" office:value="48.1" calcext:value-type="float">
            <text:p>48.1</text:p>
          </table:table-cell>
          <table:table-cell table:formula="of:=[.F126]*RANDBETWEEN(650;1000)" office:value-type="float" office:value="42279.9" calcext:value-type="float">
            <text:p>42279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02" calcext:value-type="float">
            <text:p>8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D127]*1.3" office:value-type="float" office:value="44.2" calcext:value-type="float">
            <text:p>44.2</text:p>
          </table:table-cell>
          <table:table-cell table:formula="of:=[.F127]*RANDBETWEEN(650;1000)" office:value-type="float" office:value="31161" calcext:value-type="float">
            <text:p>31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88" calcext:value-type="float">
            <text:p>78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28]*1.3" office:value-type="float" office:value="23.4" calcext:value-type="float">
            <text:p>23.4</text:p>
          </table:table-cell>
          <table:table-cell table:formula="of:=[.F128]*RANDBETWEEN(650;1000)" office:value-type="float" office:value="17924.4" calcext:value-type="float">
            <text:p>1792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8" calcext:value-type="float">
            <text:p>74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D129]*1.3" office:value-type="float" office:value="65" calcext:value-type="float">
            <text:p>65</text:p>
          </table:table-cell>
          <table:table-cell table:formula="of:=[.F129]*RANDBETWEEN(650;1000)" office:value-type="float" office:value="58565" calcext:value-type="float">
            <text:p>58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D130]*1.3" office:value-type="float" office:value="35.1" calcext:value-type="float">
            <text:p>35.1</text:p>
          </table:table-cell>
          <table:table-cell table:formula="of:=[.F130]*RANDBETWEEN(650;1000)" office:value-type="float" office:value="32502.6" calcext:value-type="float">
            <text:p>32502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23" calcext:value-type="float">
            <text:p>7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31]*1.3" office:value-type="float" office:value="13" calcext:value-type="float">
            <text:p>13</text:p>
          </table:table-cell>
          <table:table-cell table:formula="of:=[.F131]*RANDBETWEEN(650;1000)" office:value-type="float" office:value="11531" calcext:value-type="float">
            <text:p>11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32]*1.3" office:value-type="float" office:value="11.7" calcext:value-type="float">
            <text:p>11.7</text:p>
          </table:table-cell>
          <table:table-cell table:formula="of:=[.F132]*RANDBETWEEN(650;1000)" office:value-type="float" office:value="10494.9" calcext:value-type="float">
            <text:p>1049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33]*1.3" office:value-type="float" office:value="15.6" calcext:value-type="float">
            <text:p>15.6</text:p>
          </table:table-cell>
          <table:table-cell table:formula="of:=[.F133]*RANDBETWEEN(650;1000)" office:value-type="float" office:value="13306.8" calcext:value-type="float">
            <text:p>13306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79" calcext:value-type="float">
            <text:p>97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D134]*1.3" office:value-type="float" office:value="42.9" calcext:value-type="float">
            <text:p>42.9</text:p>
          </table:table-cell>
          <table:table-cell table:formula="of:=[.F134]*RANDBETWEEN(650;1000)" office:value-type="float" office:value="38652.9" calcext:value-type="float">
            <text:p>38652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36" calcext:value-type="float">
            <text:p>103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D135]*1.3" office:value-type="float" office:value="57.2" calcext:value-type="float">
            <text:p>57.2</text:p>
          </table:table-cell>
          <table:table-cell table:formula="of:=[.F135]*RANDBETWEEN(650;1000)" office:value-type="float" office:value="55083.6" calcext:value-type="float">
            <text:p>5508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05" calcext:value-type="float">
            <text:p>10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36]*1.3" office:value-type="float" office:value="16.9" calcext:value-type="float">
            <text:p>16.9</text:p>
          </table:table-cell>
          <table:table-cell table:formula="of:=[.F136]*RANDBETWEEN(650;1000)" office:value-type="float" office:value="15818.4" calcext:value-type="float">
            <text:p>15818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23" calcext:value-type="float">
            <text:p>10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37]*1.3" office:value-type="float" office:value="9.1" calcext:value-type="float">
            <text:p>9.1</text:p>
          </table:table-cell>
          <table:table-cell table:formula="of:=[.F137]*RANDBETWEEN(650;1000)" office:value-type="float" office:value="9090.9" calcext:value-type="float">
            <text:p>909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38]*1.3" office:value-type="float" office:value="6.5" calcext:value-type="float">
            <text:p>6.5</text:p>
          </table:table-cell>
          <table:table-cell table:formula="of:=[.F138]*RANDBETWEEN(650;1000)"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85" calcext:value-type="float">
            <text:p>98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139]*1.3" office:value-type="float" office:value="32.5" calcext:value-type="float">
            <text:p>32.5</text:p>
          </table:table-cell>
          <table:table-cell table:formula="of:=[.F139]*RANDBETWEEN(650;1000)" office:value-type="float" office:value="30907.5" calcext:value-type="float">
            <text:p>3090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74" calcext:value-type="float">
            <text:p>97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40]*1.3" office:value-type="float" office:value="22.1" calcext:value-type="float">
            <text:p>22.1</text:p>
          </table:table-cell>
          <table:table-cell table:formula="of:=[.F140]*RANDBETWEEN(650;1000)" office:value-type="float" office:value="15005.9" calcext:value-type="float">
            <text:p>15005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76" calcext:value-type="float">
            <text:p>97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141]*1.3" office:value-type="float" office:value="32.5" calcext:value-type="float">
            <text:p>32.5</text:p>
          </table:table-cell>
          <table:table-cell table:formula="of:=[.F141]*RANDBETWEEN(650;1000)" office:value-type="float" office:value="25577.5" calcext:value-type="float">
            <text:p>2557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09" calcext:value-type="float">
            <text:p>13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42]*1.3" office:value-type="float" office:value="7.8" calcext:value-type="float">
            <text:p>7.8</text:p>
          </table:table-cell>
          <table:table-cell table:formula="of:=[.F142]*RANDBETWEEN(1000;1200)" office:value-type="float" office:value="9344.4" calcext:value-type="float">
            <text:p>9344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27" calcext:value-type="float">
            <text:p>12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43]*1.3" office:value-type="float" office:value="13" calcext:value-type="float">
            <text:p>13</text:p>
          </table:table-cell>
          <table:table-cell table:formula="of:=[.F143]*RANDBETWEEN(1000;1200)" office:value-type="float" office:value="13728" calcext:value-type="float">
            <text:p>13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44]*1.3" office:value-type="float" office:value="18.2" calcext:value-type="float">
            <text:p>18.2</text:p>
          </table:table-cell>
          <table:table-cell table:formula="of:=[.F144]*RANDBETWEEN(1000;1200)" office:value-type="float" office:value="18473" calcext:value-type="float">
            <text:p>184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83" calcext:value-type="float">
            <text:p>128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145]*1.3" office:value-type="float" office:value="41.6" calcext:value-type="float">
            <text:p>41.6</text:p>
          </table:table-cell>
          <table:table-cell table:formula="of:=[.F145]*RANDBETWEEN(1000;1200)" office:value-type="float" office:value="48297.6" calcext:value-type="float">
            <text:p>4829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18" calcext:value-type="float">
            <text:p>121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D146]*1.3" office:value-type="float" office:value="53.3" calcext:value-type="float">
            <text:p>53.3</text:p>
          </table:table-cell>
          <table:table-cell table:formula="of:=[.F146]*RANDBETWEEN(1000;1200)" office:value-type="float" office:value="56124.9" calcext:value-type="float">
            <text:p>56124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07" calcext:value-type="float">
            <text:p>130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47]*1.3" office:value-type="float" office:value="24.7" calcext:value-type="float">
            <text:p>24.7</text:p>
          </table:table-cell>
          <table:table-cell table:formula="of:=[.F147]*RANDBETWEEN(1000;1200)" office:value-type="float" office:value="24996.4" calcext:value-type="float">
            <text:p>24996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99" calcext:value-type="float">
            <text:p>129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148]*1.3" office:value-type="float" office:value="32.5" calcext:value-type="float">
            <text:p>32.5</text:p>
          </table:table-cell>
          <table:table-cell table:formula="of:=[.F148]*RANDBETWEEN(1000;1200)" office:value-type="float" office:value="35880" calcext:value-type="float">
            <text:p>358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83" calcext:value-type="float">
            <text:p>128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D149]*1.3" office:value-type="float" office:value="52" calcext:value-type="float">
            <text:p>52</text:p>
          </table:table-cell>
          <table:table-cell table:formula="of:=[.F149]*RANDBETWEEN(1000;1200)" office:value-type="float" office:value="58084" calcext:value-type="float">
            <text:p>580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18" calcext:value-type="float">
            <text:p>13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50]*1.3" office:value-type="float" office:value="27.3" calcext:value-type="float">
            <text:p>27.3</text:p>
          </table:table-cell>
          <table:table-cell table:formula="of:=[.F150]*RANDBETWEEN(1000;1200)" office:value-type="float" office:value="31804.5" calcext:value-type="float">
            <text:p>3180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60" calcext:value-type="float">
            <text:p>12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D151]*1.3" office:value-type="float" office:value="45.5" calcext:value-type="float">
            <text:p>45.5</text:p>
          </table:table-cell>
          <table:table-cell table:formula="of:=[.F151]*RANDBETWEEN(1000;1200)" office:value-type="float" office:value="49731.5" calcext:value-type="float">
            <text:p>4973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919" calcext:value-type="float">
            <text:p>19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52]*0.2" office:value-type="float" office:value="0.4" calcext:value-type="float">
            <text:p>0.4</text:p>
          </table:table-cell>
          <table:table-cell table:formula="of:=[.F152]*RANDBETWEEN(1000;1200)" office:value-type="float" office:value="417.6" calcext:value-type="float">
            <text:p>41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214" calcext:value-type="float">
            <text:p>221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D153]*0.2" office:value-type="float" office:value="7.4" calcext:value-type="float">
            <text:p>7.4</text:p>
          </table:table-cell>
          <table:table-cell table:formula="of:=[.F153]*RANDBETWEEN(1000;1200)" office:value-type="float" office:value="8709.8" calcext:value-type="float">
            <text:p>870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085" calcext:value-type="float">
            <text:p>208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D154]*0.2" office:value-type="float" office:value="8.8" calcext:value-type="float">
            <text:p>8.8</text:p>
          </table:table-cell>
          <table:table-cell table:formula="of:=[.F154]*RANDBETWEEN(1000;1200)" office:value-type="float" office:value="10340" calcext:value-type="float">
            <text:p>103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75" calcext:value-type="float">
            <text:p>207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55]*0.2" office:value-type="float" office:value="3" calcext:value-type="float">
            <text:p>3</text:p>
          </table:table-cell>
          <table:table-cell table:formula="of:=[.F155]*RANDBETWEEN(1000;1200)"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56]*0.2" office:value-type="float" office:value="1.8" calcext:value-type="float">
            <text:p>1.8</text:p>
          </table:table-cell>
          <table:table-cell table:formula="of:=[.F156]*RANDBETWEEN(1000;1200)" office:value-type="float" office:value="1947.6" calcext:value-type="float">
            <text:p>194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57]*0.2" office:value-type="float" office:value="6" calcext:value-type="float">
            <text:p>6</text:p>
          </table:table-cell>
          <table:table-cell table:formula="of:=[.F157]*RANDBETWEEN(1000;1200)"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171" calcext:value-type="float">
            <text:p>217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D158]*0.2" office:value-type="float" office:value="5.8" calcext:value-type="float">
            <text:p>5.8</text:p>
          </table:table-cell>
          <table:table-cell table:formula="of:=[.F158]*RANDBETWEEN(1000;1200)" office:value-type="float" office:value="6246.6" calcext:value-type="float">
            <text:p>6246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983" calcext:value-type="float">
            <text:p>198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D159]*0.2" office:value-type="float" office:value="9.8" calcext:value-type="float">
            <text:p>9.8</text:p>
          </table:table-cell>
          <table:table-cell table:formula="of:=[.F159]*RANDBETWEEN(1000;1200)" office:value-type="float" office:value="9819.6" calcext:value-type="float">
            <text:p>9819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124" calcext:value-type="float">
            <text:p>212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D160]*0.2" office:value-type="float" office:value="9.4" calcext:value-type="float">
            <text:p>9.4</text:p>
          </table:table-cell>
          <table:table-cell table:formula="of:=[.F160]*RANDBETWEEN(1000;1200)" office:value-type="float" office:value="10471.6" calcext:value-type="float">
            <text:p>1047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D161]*0.2" office:value-type="float" office:value="9.8" calcext:value-type="float">
            <text:p>9.8</text:p>
          </table:table-cell>
          <table:table-cell table:formula="of:=[.F161]*RANDBETWEEN(1000;1200)" office:value-type="float" office:value="11720.8" calcext:value-type="float">
            <text:p>1172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482" calcext:value-type="float">
            <text:p>248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62]*0.2" office:value-type="float" office:value="2.4" calcext:value-type="float">
            <text:p>2.4</text:p>
          </table:table-cell>
          <table:table-cell table:formula="of:=[.F162]*RANDBETWEEN(1000;1200)"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424" calcext:value-type="float">
            <text:p>242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D163]*0.2" office:value-type="float" office:value="6.2" calcext:value-type="float">
            <text:p>6.2</text:p>
          </table:table-cell>
          <table:table-cell table:formula="of:=[.F163]*RANDBETWEEN(1000;1200)" office:value-type="float" office:value="6417" calcext:value-type="float">
            <text:p>64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434" calcext:value-type="float">
            <text:p>24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64]*0.2" office:value-type="float" office:value="2.2" calcext:value-type="float">
            <text:p>2.2</text:p>
          </table:table-cell>
          <table:table-cell table:formula="of:=[.F164]*RANDBETWEEN(1000;1200)" office:value-type="float" office:value="2492.6" calcext:value-type="float">
            <text:p>2492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427" calcext:value-type="float">
            <text:p>242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65]*0.2" office:value-type="float" office:value="3.4" calcext:value-type="float">
            <text:p>3.4</text:p>
          </table:table-cell>
          <table:table-cell table:formula="of:=[.F165]*RANDBETWEEN(1000;1200)" office:value-type="float" office:value="3430.6" calcext:value-type="float">
            <text:p>343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04" calcext:value-type="float">
            <text:p>25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D166]*0.2" office:value-type="float" office:value="9.6" calcext:value-type="float">
            <text:p>9.6</text:p>
          </table:table-cell>
          <table:table-cell table:formula="of:=[.F166]*RANDBETWEEN(1000;1200)" office:value-type="float" office:value="10099.2" calcext:value-type="float">
            <text:p>10099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42" calcext:value-type="float">
            <text:p>25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167]*0.2" office:value-type="float" office:value="6.4" calcext:value-type="float">
            <text:p>6.4</text:p>
          </table:table-cell>
          <table:table-cell table:formula="of:=[.F167]*RANDBETWEEN(1000;1200)" office:value-type="float" office:value="7590.4" calcext:value-type="float">
            <text:p>759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23" calcext:value-type="float">
            <text:p>25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D168]*0.2" office:value-type="float" office:value="5.4" calcext:value-type="float">
            <text:p>5.4</text:p>
          </table:table-cell>
          <table:table-cell table:formula="of:=[.F168]*RANDBETWEEN(1000;1200)" office:value-type="float" office:value="5772.6" calcext:value-type="float">
            <text:p>5772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69" calcext:value-type="float">
            <text:p>256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D169]*0.2" office:value-type="float" office:value="6.8" calcext:value-type="float">
            <text:p>6.8</text:p>
          </table:table-cell>
          <table:table-cell table:formula="of:=[.F169]*RANDBETWEEN(1000;1200)" office:value-type="float" office:value="7194.4" calcext:value-type="float">
            <text:p>719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37" calcext:value-type="float">
            <text:p>253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70]*0.2" office:value-type="float" office:value="3.2" calcext:value-type="float">
            <text:p>3.2</text:p>
          </table:table-cell>
          <table:table-cell table:formula="of:=[.F170]*RANDBETWEEN(1000;1200)" office:value-type="float" office:value="3593.6" calcext:value-type="float">
            <text:p>3593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534" calcext:value-type="float">
            <text:p>253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D171]*0.2" office:value-type="float" office:value="6.8" calcext:value-type="float">
            <text:p>6.8</text:p>
          </table:table-cell>
          <table:table-cell table:formula="of:=[.F171]*RANDBETWEEN(1000;1200)" office:value-type="float" office:value="7867.6" calcext:value-type="float">
            <text:p>786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611" calcext:value-type="float">
            <text:p>161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D172]*0.2" office:value-type="float" office:value="5.8" calcext:value-type="float">
            <text:p>5.8</text:p>
          </table:table-cell>
          <table:table-cell table:formula="of:=[.F172]*RANDBETWEEN(1000;1200)" office:value-type="float" office:value="6530.8" calcext:value-type="float">
            <text:p>653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54" calcext:value-type="float">
            <text:p>155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D173]*0.2" office:value-type="float" office:value="9" calcext:value-type="float">
            <text:p>9</text:p>
          </table:table-cell>
          <table:table-cell table:formula="of:=[.F173]*RANDBETWEEN(1000;1200)"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489" calcext:value-type="float">
            <text:p>148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D174]*0.2" office:value-type="float" office:value="9" calcext:value-type="float">
            <text:p>9</text:p>
          </table:table-cell>
          <table:table-cell table:formula="of:=[.F174]*RANDBETWEEN(1000;1200)" office:value-type="float" office:value="10764" calcext:value-type="float">
            <text:p>10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16" calcext:value-type="float">
            <text:p>161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D175]*0.2" office:value-type="float" office:value="7.8" calcext:value-type="float">
            <text:p>7.8</text:p>
          </table:table-cell>
          <table:table-cell table:formula="of:=[.F175]*RANDBETWEEN(1000;1200)" office:value-type="float" office:value="8252.4" calcext:value-type="float">
            <text:p>825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07" calcext:value-type="float">
            <text:p>15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D176]*0.2" office:value-type="float" office:value="7" calcext:value-type="float">
            <text:p>7</text:p>
          </table:table-cell>
          <table:table-cell table:formula="of:=[.F176]*RANDBETWEEN(1000;1200)" office:value-type="float" office:value="7959" calcext:value-type="float">
            <text:p>79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549" calcext:value-type="float">
            <text:p>154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77]*0.2" office:value-type="float" office:value="2.6" calcext:value-type="float">
            <text:p>2.6</text:p>
          </table:table-cell>
          <table:table-cell table:formula="of:=[.F177]*RANDBETWEEN(1000;1200)"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41" calcext:value-type="float">
            <text:p>154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D178]*0.2" office:value-type="float" office:value="6.4" calcext:value-type="float">
            <text:p>6.4</text:p>
          </table:table-cell>
          <table:table-cell table:formula="of:=[.F178]*RANDBETWEEN(1000;1200)" office:value-type="float" office:value="7449.6" calcext:value-type="float">
            <text:p>744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02" calcext:value-type="float">
            <text:p>150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D179]*0.2" office:value-type="float" office:value="5" calcext:value-type="float">
            <text:p>5</text:p>
          </table:table-cell>
          <table:table-cell table:formula="of:=[.F179]*RANDBETWEEN(1000;1200)"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483" calcext:value-type="float">
            <text:p>148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80]*0.2" office:value-type="float" office:value="2.8" calcext:value-type="float">
            <text:p>2.8</text:p>
          </table:table-cell>
          <table:table-cell table:formula="of:=[.F180]*RANDBETWEEN(1000;1200)" office:value-type="float" office:value="3138.8" calcext:value-type="float">
            <text:p>313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59" calcext:value-type="float">
            <text:p>145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D181]*0.2" office:value-type="float" office:value="9.6" calcext:value-type="float">
            <text:p>9.6</text:p>
          </table:table-cell>
          <table:table-cell table:formula="of:=[.F181]*RANDBETWEEN(1000;1200)" office:value-type="float" office:value="9667.2" calcext:value-type="float">
            <text:p>9667.2</text:p>
          </table:table-cell>
        </table:table-row>
      </table:table>
      <table:named-expressions/>
      <table:database-ranges>
        <table:database-range table:name="__Anonymous_Sheet_DB__0" table:target-range-address="Sheet1.A1:Sheet1.G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4:21:04.952071836</meta:creation-date>
    <dc:date>2022-06-09T16:34:45.514403740</dc:date>
    <meta:editing-duration>PT56M24S</meta:editing-duration>
    <meta:editing-cycles>17</meta:editing-cycles>
    <meta:generator>LibreOffice/7.3.4.2$Linux_X86_64 LibreOffice_project/30$Build-2</meta:generator>
    <meta:document-statistic meta:table-count="1" meta:cell-count="1267" meta:object-count="0"/>
  </office:meta>
</office:document-meta>
</file>